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61in"/>
    </style:style>
    <style:style style:name="co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color="#8e03a3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LMX257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trategy: avoid switching output divider valu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min</text:p>
          </table:table-cell>
          <table:table-cell table:style-name="ce4"/>
          <table:table-cell table:style-name="ce4"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vco_min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Hz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h_div_1</text:p>
          </table:table-cell>
          <table:table-cell table:formula="of:=[.C6]" office:value-type="float" office:value="3200" calcext:value-type="float">
            <text:p>3200</text:p>
          </table:table-cell>
          <table:table-cell/>
          <table:table-cell table:formula="of:=[.E6]" office:value-type="float" office:value="6400" calcext:value-type="float">
            <text:p>6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_div_2</text:p>
          </table:table-cell>
          <table:table-cell table:formula="of:=[.C$6]/2" office:value-type="float" office:value="1600" calcext:value-type="float">
            <text:p>1600</text:p>
          </table:table-cell>
          <table:table-cell/>
          <table:table-cell table:formula="of:=[.E$6]/2" office:value-type="float" office:value="3200" calcext:value-type="float">
            <text:p>3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_div_4</text:p>
          </table:table-cell>
          <table:table-cell table:formula="of:=[.C$6]/4" office:value-type="float" office:value="800" calcext:value-type="float">
            <text:p>800</text:p>
          </table:table-cell>
          <table:table-cell/>
          <table:table-cell table:formula="of:=[.E$6]/4" office:value-type="float" office:value="1600" calcext:value-type="float">
            <text:p>1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_div_8</text:p>
          </table:table-cell>
          <table:table-cell table:formula="of:=[.C$6]/8" office:value-type="float" office:value="400" calcext:value-type="float">
            <text:p>400</text:p>
          </table:table-cell>
          <table:table-cell/>
          <table:table-cell table:formula="of:=[.E$6]/8"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_div_16</text:p>
          </table:table-cell>
          <table:table-cell table:formula="of:=[.C$6]/16" office:value-type="float" office:value="200" calcext:value-type="float">
            <text:p>200</text:p>
          </table:table-cell>
          <table:table-cell/>
          <table:table-cell table:formula="of:=[.E$6]/16"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_div_32</text:p>
          </table:table-cell>
          <table:table-cell table:formula="of:=[.C$6]/32" office:value-type="float" office:value="100" calcext:value-type="float">
            <text:p>100</text:p>
          </table:table-cell>
          <table:table-cell/>
          <table:table-cell table:formula="of:=[.E$6]/32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_div_64</text:p>
          </table:table-cell>
          <table:table-cell table:formula="of:=[.C$6]/64" office:value-type="float" office:value="50" calcext:value-type="float">
            <text:p>50</text:p>
          </table:table-cell>
          <table:table-cell/>
          <table:table-cell table:formula="of:=[.E$6]/64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_div_128</text:p>
          </table:table-cell>
          <table:table-cell table:formula="of:=[.C$6]/128" office:value-type="float" office:value="25" calcext:value-type="float">
            <text:p>25</text:p>
          </table:table-cell>
          <table:table-cell/>
          <table:table-cell table:formula="of:=[.E$6]/128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_div_256</text:p>
          </table:table-cell>
          <table:table-cell table:formula="of:=[.C$6]/256" office:value-type="float" office:value="12.5" calcext:value-type="float">
            <text:p>12.5</text:p>
          </table:table-cell>
          <table:table-cell/>
          <table:table-cell table:formula="of:=[.E$6]/256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f_set</text:p>
          </table:table-cell>
          <table:table-cell table:formula="of:=6400000000" office:value-type="float" office:value="6400000000" calcext:value-type="float">
            <text:p>640000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_set_off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tep 1: find the right output divider value in the table above (if, else if cascade)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out_di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tep 2: calculate the VCO frequency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f_vco</text:p>
          </table:table-cell>
          <table:table-cell table:formula="of:=([.C18]+[.C19])*[.C21]" office:value-type="float" office:value="6399999999" calcext:value-type="float">
            <text:p>6399999999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tep 3: calculate the feedback divider (integer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f_pd</text:p>
          </table:table-cell>
          <table:table-cell office:value-type="float" office:value="64000000" calcext:value-type="float">
            <text:p>6400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L_N</text:p>
          </table:table-cell>
          <table:table-cell table:formula="of:=FLOOR([.C23]/[.C26])" office:value-type="float" office:value="99" calcext:value-type="float">
            <text:p>99</text:p>
          </table:table-cell>
          <table:table-cell office:value-type="string" calcext:value-type="string">
            <text:p>integer divis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L_NUM</text:p>
          </table:table-cell>
          <table:table-cell table:formula="of:=MOD([.C23];[.C26])" office:value-type="float" office:value="63999999" calcext:value-type="float">
            <text:p>63999999</text:p>
          </table:table-cell>
          <table:table-cell table:formula="of:=[.C23]-[.C28]*[.C26]" office:value-type="float" office:value="63999999" calcext:value-type="float">
            <text:p>63999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L_DEN</text:p>
          </table:table-cell>
          <table:table-cell office:value-type="float" office:value="64000000" calcext:value-type="float">
            <text:p>64000000</text:p>
          </table:table-cell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_vco</text:p>
          </table:table-cell>
          <table:table-cell table:formula="of:=[.C26]*([.C28]+([.C29]/[.C30]))" office:value-type="float" office:value="6399999999" calcext:value-type="float">
            <text:p>6399999999</text:p>
          </table:table-cell>
          <table:table-cell table:formula="of:=[.C23]-[.C31]" office:value-type="float" office:value="0" calcext:value-type="float">
            <text:p>0</text:p>
          </table:table-cell>
          <table:table-cell office:value-type="string" calcext:value-type="string">
            <text:p>err</text:p>
          </table:table-cell>
          <table:table-cell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20T22:25:32.676881443</meta:creation-date>
    <meta:generator>LibreOffice/26.2.2.2$Linux_X86_64 LibreOffice_project/620$Build-2</meta:generator>
    <dc:date>2026-04-21T01:11:54.563001919</dc:date>
    <meta:editing-duration>PT1H17M46S</meta:editing-duration>
    <meta:editing-cycles>10</meta:editing-cycles>
    <meta:document-statistic meta:table-count="1" meta:cell-count="66" meta:object-count="0"/>
  </office:meta>
</office:document-meta>
</file>